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7.58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5.33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6.23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91cm" fo:min-width="5.33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5.339cm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000000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4.691cm" fo:min-width="6.237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706cm" fo:min-width="7.064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Liberation Mono" fo:font-size="32pt" style:font-size-asian="32pt" style:font-size-complex="32pt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Mono" fo:font-size="32pt" style:font-size-asian="32pt" style:font-size-complex="32pt"/>
    </style:style>
    <style:style style:name="P5" style:family="paragraph"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Sans1" style:text-underline-style="none" fo:font-weight="bold" style:font-weight-asian="bold" style:font-weight-complex="bold"/>
    </style:style>
    <style:style style:name="T4" style:family="text">
      <style:text-properties style:font-name="Monospace1"/>
    </style:style>
    <style:style style:name="T5" style:family="text">
      <style:text-properties style:font-name="Monospace1"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Monospace1" fo:font-size="18pt" style:font-size-asian="18pt" style:font-size-complex="18pt"/>
    </style:style>
    <style:style style:name="T8" style:family="text">
      <style:text-properties style:font-name="Monospace1"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Liberation Sans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orking with isolated environment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Using venv/virtualenv</text:p>
            <text:p/>
            <text:p>UPPMAX and HPC2N</text:p>
            <text:p>Rackham and Kebnekais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11.43cm" svg:height="1.27cm" svg:x="-1.879cm" svg:y="11.94cm">
          <text:p text:style-name="P3"><text:span text:style-name="T1">requirements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8.255cm" svg:height="2.54cm" svg:x="10.16cm" svg:y="0cm">
          <text:p text:style-name="P5"><text:span text:style-name="T2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8.255cm" svg:height="2.54cm" svg:x="10.16cm" svg:y="3.81cm">
          <text:p text:style-name="P5"><text:span text:style-name="T2">Packag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9.525cm" svg:height="2.54cm" svg:x="3.175cm" svg:y="9.525cm">
          <text:p text:style-name="P5"><text:span text:style-name="T2">virtualenv</text:span></text:p>
          <text:p text:style-name="P5"><text:span text:style-name="T2">v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8.255cm" svg:height="2.54cm" svg:x="15.875cm" svg:y="9.525cm">
          <text:p text:style-name="P5"><text:span text:style-name="T2">con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7" draw:id="id7" draw:layer="layout" svg:width="8.255cm" svg:height="2.54cm" svg:x="15.875cm" svg:y="13.21cm">
          <text:p text:style-name="P5"><text:span text:style-name="T2">UPP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5" draw:id="id5" draw:layer="layout" svg:width="8.255cm" svg:height="2.54cm" svg:x="4.445cm" svg:y="13.21cm">
          <text:p text:style-name="P5"><text:span text:style-name="T2">HPC2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8.255cm" svg:height="5.715cm" svg:x="20.32cm" svg:y="1.905cm">
          <text:p text:style-name="P5"><text:span text:style-name="T2">Code written by oth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8.255cm" svg:height="3.175cm" svg:x="10.16cm" svg:y="7.62cm">
          <text:p text:style-name="P5"><text:span text:style-name="T2">Version mana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4.287cm" svg:y1="2.54cm" svg:x2="14.287cm" svg:y2="3.81cm" draw:start-shape="id1" draw:end-shape="id2" svg:d="M14287 2540v1270" svg:viewBox="0 0 1 1271">
          <text:p/>
        </draw:connector>
        <draw:connector draw:style-name="gr8" draw:text-style-name="P7" draw:layer="layout" draw:type="line" svg:x1="14.287cm" svg:y1="6.35cm" svg:x2="14.287cm" svg:y2="7.62cm" draw:start-shape="id2" draw:end-shape="id3" svg:d="M14287 6350v1270" svg:viewBox="0 0 1 1271">
          <text:p/>
        </draw:connector>
        <draw:connector draw:style-name="gr9" draw:text-style-name="P7" draw:layer="layout" draw:type="line" svg:x1="7.937cm" svg:y1="12.065cm" svg:x2="8.572cm" svg:y2="13.21cm" draw:start-shape="id4" draw:end-shape="id5" draw:end-glue-point="0" svg:d="M7937 12065l635 1145" svg:viewBox="0 0 636 1146">
          <text:p/>
        </draw:connector>
        <draw:connector draw:style-name="gr10" draw:text-style-name="P7" draw:layer="layout" draw:type="line" svg:x1="20.002cm" svg:y1="12.065cm" svg:x2="20.002cm" svg:y2="13.21cm" draw:start-shape="id6" draw:end-shape="id7" svg:d="M20002 12065v1145" svg:viewBox="0 0 1 1146">
          <text:p/>
        </draw:connector>
        <draw:connector draw:style-name="gr11" draw:text-style-name="P7" draw:layer="layout" draw:type="line" svg:x1="12.7cm" svg:y1="10.795cm" svg:x2="15.875cm" svg:y2="14.48cm" draw:start-shape="id4" draw:end-shape="id7" svg:d="M12700 10795l3175 3685" svg:viewBox="0 0 3176 3686">
          <text:p/>
        </draw:connector>
        <draw:connector draw:style-name="gr12" draw:text-style-name="P8" draw:layer="layout" draw:type="line" svg:x1="18.415cm" svg:y1="5.08cm" svg:x2="20.32cm" svg:y2="4.762cm" draw:start-shape="id2" draw:end-shape="id8" svg:d="M18415 5080l1905-318" svg:viewBox="0 0 1906 319">
          <text:p/>
        </draw:connector>
        <draw:custom-shape draw:style-name="gr13" draw:text-style-name="P6" xml:id="id9" draw:id="id9" draw:layer="layout" svg:width="9.525cm" svg:height="6.985cm" svg:x="-1.27cm" svg:y="2.54cm">
          <text:p text:style-name="P5"><text:span text:style-name="T2">Create an isolated/</text:span></text:p>
          <text:p text:style-name="P5"><text:span text:style-name="T2">reproducible environ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0.16cm" svg:y1="9.207cm" svg:x2="8.255cm" svg:y2="6.032cm" draw:start-shape="id3" draw:end-shape="id9" svg:d="M10160 9207l-1905-3175" svg:viewBox="0 0 1906 3176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reate a new venv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3">Bash:</text:span></text:p>
                <text:p><text:span text:style-name="T4">module load python/3.10.8</text:span></text:p>
                <text:p><text:span text:style-name="T4">python -m venv <text:s text:c="11"/></text:span><text:span text:style-name="T4"><text:line-break/></text:span><text:span text:style-name="T4"><text:tab/></text:span><text:span text:style-name="T4">--system-site-packages <text:s/></text:span><text:span text:style-name="T4"><text:line-break/></text:span><text:span text:style-name="T4"> <text:s/></text:span><text:span text:style-name="T5">/proj/naiss2023-22-914/&lt;user&gt;/python/Example</text:span></text:p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activate a venv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Bash:</text:span></text:p>
                <text:p><text:span text:style-name="T4"><text:line-break/></text:span><text:span text:style-name="T4"><text:line-break/></text:span><text:span text:style-name="T4">source</text:span><text:span text:style-name="T4"><text:line-break/></text:span><text:span text:style-name="T4"> <text:s/></text:span><text:span text:style-name="T7">/proj/naiss2023-22-914/&lt;user&gt;/python/Example/bin/activate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0"><text:span text:style-name="T8">(this is one line, starting with </text:span><text:span text:style-name="T8">‘source’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do in a venv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9">Install the package of your favorite versions!</text:span><text:span text:style-name="T6"><text:line-break/></text:span><text:span text:style-name="T6"><text:line-break/></text:span><text:span text:style-name="T6">Bash:</text:span></text:p>
                <text:p><text:span text:style-name="T4">pip install numpy==1.15.4</text:span></text:p>
                <text:p><text:span text:style-name="T4">pip list</text:span><text:span text:style-name="T4"><text:line-break/></text:span><text:span text:style-name="T4"/></text:p>
              </text:list-header>
              <text:list-item>
                <text:p><text:span text:style-name="T10">You will see the venv in your prompt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leave a venv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Bash:</text:span></text:p>
                <text:p><text:span text:style-name="T4">deactivat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rcis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venv called ‘vpyenv’</text:p>
              </text:list-item>
              <text:list-item>
                <text:p>Activate it</text:p>
              </text:list-item>
              <text:list-item>
                <text:p>Install the packages ‘spacy’ and ‘seaborn’ using pip</text:p>
              </text:list-item>
              <text:list-item>
                <text:p>Confirm that these are installed</text:p>
              </text:list-item>
              <text:list-item>
                <text:p>Deactivate the ven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requirements.tx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9">Save the packages used by the current </text:span><text:span text:style-name="T9">environment:</text:span><text:span text:style-name="T6"><text:line-break/></text:span><text:span text:style-name="T6"><text:line-break/></text:span><text:span text:style-name="T6">Bash:</text:span></text:p>
                <text:p text:style-name="P10"><text:span text:style-name="T4">pip freeze &gt; requirements.txt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requirements.tx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1">Install the packages in ‘</text:span><text:span text:style-name="T8">requirements.txt</text:span><text:span text:style-name="T9">’:</text:span><text:span text:style-name="T6"><text:line-break/></text:span><text:span text:style-name="T6"><text:line-break/></text:span><text:span text:style-name="T6">Bash:</text:span></text:p>
                <text:p text:style-name="P10"><text:span text:style-name="T4">pip install -r requirements.txt</text:span></text:p>
                <text:p text:style-name="P10"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rcise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0">Create a venv called ‘vpyenv’</text:p>
              </text:list-item>
              <text:list-item>
                <text:p text:style-name="P10">Activate it</text:p>
              </text:list-item>
              <text:list-item>
                <text:p text:style-name="P10">Create a file ‘requirements.txt’ with content:</text:p>
                <text:p text:style-name="P10"><text:span text:style-name="T12">numpy==1.22.3</text:span></text:p>
                <text:p text:style-name="P10"><text:span text:style-name="T12">matplotlib==3.5.2</text:span></text:p>
                <text:p text:style-name="P10"><text:span text:style-name="T12">pandas==1.4.2</text:span></text:p>
              </text:list-item>
              <text:list-item>
                <text:p text:style-name="P10">Install these requirements</text:p>
              </text:list-item>
              <text:list-item>
                <text:p text:style-name="P10">Confirm that these are installed</text:p>
              </text:list-item>
              <text:list-item>
                <text:p text:style-name="P10">Deactivate the venv</text:p>
              </text:list-item>
            </text:list>
          </draw:text-box>
        </draw:frame>
        <draw:custom-shape draw:style-name="gr14" draw:text-style-name="P7" draw:layer="layout" svg:width="7.564cm" svg:height="2.956cm" svg:x="1.961cm" svg:y="6.7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0:58.904535276</meta:creation-date>
    <meta:generator>LibreOffice/7.3.7.2$Linux_X86_64 LibreOffice_project/30$Build-2</meta:generator>
    <dc:date>2023-10-16T16:39:20.934233892</dc:date>
    <meta:editing-duration>PT53M46S</meta:editing-duration>
    <meta:editing-cycles>57</meta:editing-cycles>
    <meta:document-statistic meta:object-count="77"/>
  </office:meta>
</office:document-meta>
</file>